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dd3a4"/>
    </style:style>
    <style:style style:name="P2" style:family="paragraph" style:parent-style-name="Standard">
      <style:paragraph-properties fo:line-height="115%"/>
      <style:text-properties fo:font-size="11pt" officeooo:paragraph-rsid="000dd3a4" style:font-size-asian="11pt" style:font-size-complex="11pt"/>
    </style:style>
    <style:style style:name="P3" style:family="paragraph" style:parent-style-name="Preformatted_20_Text">
      <style:paragraph-properties fo:margin-top="0in" fo:margin-bottom="0.1965in" style:contextual-spacing="false" fo:line-height="115%"/>
    </style:style>
    <style:style style:name="P4" style:family="paragraph" style:parent-style-name="Horizontal_20_Line">
      <style:paragraph-properties fo:line-height="115%"/>
      <style:text-properties fo:font-size="11pt" style:font-size-asian="11pt" style:font-size-complex="11pt"/>
    </style:style>
    <style:style style:name="P5" style:family="paragraph" style:parent-style-name="Text_20_body">
      <style:paragraph-properties fo:line-height="115%"/>
    </style:style>
    <style:style style:name="P6" style:family="paragraph" style:parent-style-name="Text_20_body">
      <style:paragraph-properties fo:line-height="115%"/>
      <style:text-properties fo:font-size="11pt" style:font-size-asian="11pt" style:font-size-complex="11pt"/>
    </style:style>
    <style:style style:name="P7" style:family="paragraph" style:parent-style-name="Text_20_body">
      <style:paragraph-properties fo:line-height="115%"/>
      <style:text-properties fo:font-size="11pt" officeooo:paragraph-rsid="0011ac6c" style:font-size-asian="11pt" style:font-size-complex="11pt"/>
    </style:style>
    <style:style style:name="T1" style:family="text">
      <style:text-properties officeooo:rsid="000dd3a4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0dd3a4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A pipe is a mechanism for interprocess communication. Data written to the pipe by one process can be read by another process. The primitive for creating a pipe is the </text:span><text:span text:style-name="Source_20_Text"><text:span text:style-name="T2">pipe</text:span></text:span><text:span text:style-name="T2"> function. This creates both the reading and writing ends of the pipe. It is not very useful for a single process to use a pipe to talk to itself. In typical use, a process creates a pipe just before it </text:span><text:span text:style-name="Source_20_Text"><text:span text:style-name="T2">forks</text:span></text:span><text:span text:style-name="T2"> one or more child processes. The pipe is then used for communication either between the parent or child processes, or between two sibling processes. A familiar example of this kind of communication can be seen in all operating system shells. When you type a command at the shell, it will spawn the executable represented by that command with a call to </text:span><text:span text:style-name="Source_20_Text"><text:span text:style-name="T2">fork</text:span></text:span><text:span text:style-name="T2">. A pipe is opened to the new child process and its output is read and printed by the shell.</text:span></text:p>
      <text:p text:style-name="P2"/>
      <text:p text:style-name="P4"/>
      <text:p text:style-name="P1"><text:span text:style-name="T3">T</text:span><text:span text:style-name="T2">here are </text:span><text:span text:style-name="Source_20_Text"><text:span text:style-name="T2">stdin</text:span></text:span><text:span text:style-name="T2"> and </text:span><text:span text:style-name="Source_20_Text"><text:span text:style-name="T2">stdout</text:span></text:span><text:span text:style-name="T2"> for common input and output. </text:span></text:p>
      <text:p text:style-name="P6">A common style is like this:</text:p>
      <text:p text:style-name="P3"><text:span text:style-name="Source_20_Text"><text:span text:style-name="T2">input-&gt;process-&gt;output</text:span></text:span></text:p>
      <text:p text:style-name="P6">But with pipe, it becomes:</text:p>
      <text:p text:style-name="P3"><text:span text:style-name="Source_20_Text"><text:span text:style-name="T2">input-&gt;process1-&gt;(tmp_output)-&gt;(tmp-input)-&gt;process2-&gt;output</text:span></text:span></text:p>
      <text:p text:style-name="P5"><text:span text:style-name="Source_20_Text"><text:span text:style-name="T2">pipe</text:span></text:span><text:span text:style-name="T2"> is the function that returns the two temporary </text:span><text:span text:style-name="Source_20_Text"><text:span text:style-name="T2">tmp-input</text:span></text:span><text:span text:style-name="T2"> and </text:span><text:span text:style-name="Source_20_Text"><text:span text:style-name="T2">tmp-output</text:span></text:span><text:span text:style-name="T2">, i.e. </text:span><text:span text:style-name="Source_20_Text"><text:span text:style-name="T2">fd[0]</text:span></text:span><text:span text:style-name="T2"> and </text:span><text:span text:style-name="Source_20_Text"><text:span text:style-name="T2">fd[1]</text:span></text:span><text:span text:style-name="T2">. </text:span></text:p>
      <text:p text:style-name="P4"/>
      <text:p text:style-name="P6">How do I use dup2 to perform the following command?</text:p>
      <text:p text:style-name="P3"><text:span text:style-name="Source_20_Text"><text:span text:style-name="T2">ls -al | grep alpha | more</text:span></text:span></text:p>
      <text:p text:style-name="P6">You need to create a pipe with the pipe() function that will go between ls and grep and other pipe between grep and more. What dup2 does is copy a file descriptor into another. Pipe works by connecting the input in fd[0] to the output of fd[1]. </text:p>
      <text:p text:style-name="P4"/>
      <text:p text:style-name="P7">The array pipefd is used to return two file descriptors referring to the ends of the <text:s/>pipe. </text:p>
      <text:p text:style-name="P7">pipefd[0] <text:s/>refers <text:s/>to <text:s/>the <text:s/>read <text:s/>end of the pipe. <text:s/>pipefd[1] refers to the write end of the pip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7T00:42:34.072358501</meta:creation-date>
    <dc:date>2022-02-27T13:03:59.661777208</dc:date>
    <meta:editing-duration>PT28M25S</meta:editing-duration>
    <meta:editing-cycles>3</meta:editing-cycles>
    <meta:generator>LibreOffice/7.2.5.2$Linux_X86_64 LibreOffice_project/20$Build-2</meta:generator>
    <meta:document-statistic meta:table-count="0" meta:image-count="0" meta:object-count="0" meta:page-count="1" meta:paragraph-count="12" meta:word-count="291" meta:character-count="1632" meta:non-whitespace-character-count="1342"/>
  </office:meta>
</office:document-meta>
</file>